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7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7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7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7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7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7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7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7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7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7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7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7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8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8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9" draw:text-style-name="P5" draw:layer="layout" svg:width="19.428cm" svg:height="1.28cm" svg:x="5.907cm" svg:y="18.468cm">
          <draw:text-box>
            <text:p><text:span text:style-name="T1">Increase by </text:span><text:span text:style-name="T4">∆</text:span><text:span text:style-name="T5"> = 4 the value at index 0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5:57.503086879</dc:date>
    <dc:creator>elucterio </dc:creator>
    <meta:editing-duration>P1DT1H7M32S</meta:editing-duration>
    <meta:editing-cycles>37</meta:editing-cycles>
    <meta:generator>LibreOffice/4.2.8.2$Linux_X86_64 LibreOffice_project/420m0$Build-2</meta:generator>
    <meta:document-statistic meta:object-count="75"/>
  </office:meta>
</office:document-meta>
</file>